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9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3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3.6cm"/>
    </style:style>
    <style:style style:name="gr4" style:family="graphic" style:parent-style-name="standard">
      <style:graphic-properties draw:textarea-horizontal-align="justify" draw:textarea-vertical-align="middle" draw:auto-grow-height="false" fo:min-height="3.15cm" fo:min-width="1.9cm"/>
    </style:style>
    <style:style style:name="gr5" style:family="graphic" style:parent-style-name="standard">
      <style:graphic-properties draw:textarea-horizontal-align="justify" draw:textarea-vertical-align="middle" draw:auto-grow-height="false" fo:min-height="3.15cm" fo:min-width="1.8cm"/>
    </style:style>
    <style:style style:name="gr6" style:family="graphic" style:parent-style-name="standard">
      <style:graphic-properties draw:textarea-horizontal-align="justify" draw:textarea-vertical-align="middle" draw:auto-grow-height="false" fo:min-height="3.25cm" fo:min-width="1.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872cm" fo:min-width="3.248cm"/>
    </style:style>
    <style:style style:name="gr9" style:family="graphic" style:parent-style-name="standard">
      <style:graphic-properties draw:textarea-horizontal-align="justify" draw:textarea-vertical-align="middle" draw:auto-grow-height="false" fo:min-height="3.216cm" fo:min-width="4.31cm"/>
    </style:style>
    <style:style style:name="P1" style:family="paragraph">
      <style:paragraph-properties fo:text-align="center"/>
      <style:text-properties fo:color="#ce181e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cm" svg:height="1.9cm" svg:x="2.2cm" svg:y="7.5cm">
          <text:p text:style-name="P1">Raspberry Pi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2cm" svg:x="14.4cm" svg:y="7.5cm">
          <text:p text:style-name="P1"><text:span text:style-name="T1">Raspberry Pi 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cm" svg:height="1.8cm" svg:x="12.8cm" svg:y="14.5cm">
          <text:p text:style-name="P2"><text:span text:style-name="T1">Arduin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cm" svg:height="3.4cm" svg:x="9.4cm" svg:y="19.9cm">
          <text:p text:style-name="P2">D</text:p>
          <text:p text:style-name="P2">H</text:p>
          <text:p text:style-name="P2">T</text:p>
          <text:p text:style-name="P2">Senso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3cm" svg:height="3.4cm" svg:x="12.9cm" svg:y="19.9cm">
          <text:p text:style-name="P2">M</text:p>
          <text:p text:style-name="P2">Q</text:p>
          <text:p text:style-name="P2">135</text:p>
          <text:p text:style-name="P2">Senso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cm" svg:height="3.5cm" svg:x="16.3cm" svg:y="19.8cm">
          <text:p text:style-name="P2">M</text:p>
          <text:p text:style-name="P2">Q</text:p>
          <text:p text:style-name="P2">2</text:p>
          <text:p text:style-name="P2">Sensor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8cm" svg:y1="19.8cm" svg:x2="13.3cm" svg:y2="16.5cm">
          <text:p/>
        </draw:line>
        <draw:line draw:style-name="gr7" draw:text-style-name="P3" draw:layer="layout" svg:x1="13.9cm" svg:y1="19.8cm" svg:x2="14.4cm" svg:y2="16.4cm">
          <text:p/>
        </draw:line>
        <draw:line draw:style-name="gr7" draw:text-style-name="P3" draw:layer="layout" svg:x1="17.4cm" svg:y1="19.8cm" svg:x2="15.5cm" svg:y2="16.4cm">
          <text:p/>
        </draw:line>
        <draw:line draw:style-name="gr7" draw:text-style-name="P3" draw:layer="layout" svg:x1="14.9cm" svg:y1="14.5cm" svg:x2="15.6cm" svg:y2="9.5cm">
          <text:p/>
        </draw:line>
        <draw:line draw:style-name="gr7" draw:text-style-name="P3" draw:layer="layout" svg:x1="6.6cm" svg:y1="8.3cm" svg:x2="14.5cm" svg:y2="8.3cm">
          <text:p/>
        </draw:line>
        <draw:custom-shape draw:style-name="gr8" draw:text-style-name="P2" draw:layer="layout" svg:width="5.3cm" svg:height="3cm" svg:x="5cm" svg:y="2.6cm">
          <text:p text:style-name="P2">OpenHab</text:p>
          <text:p text:style-name="P2">Philips Hue L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3cm" svg:y1="4.8cm" svg:x2="4.5cm" svg:y2="7.4cm">
          <text:p/>
        </draw:line>
        <draw:custom-shape draw:style-name="gr9" draw:text-style-name="P2" draw:layer="layout" svg:width="6.8cm" svg:height="4.9cm" svg:x="2.6cm" svg:y="13.1cm">
          <text:p text:style-name="P2">ZigBee Netw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7.2cm" svg:y1="13.3cm" svg:x2="14.3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01:57:54.553751257</meta:creation-date>
    <dc:date>2018-11-15T02:14:21.057132474</dc:date>
    <meta:editing-duration>PT6M13S</meta:editing-duration>
    <meta:editing-cycles>1</meta:editing-cycles>
    <meta:document-statistic meta:object-count="15"/>
    <meta:generator>LibreOffice/6.0.3.2$Linux_X86_64 LibreOffice_project/00m0$Build-2</meta:generator>
  </office:meta>
</office:document-meta>
</file>